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42D000003FE000004B9C0F460AFE09E31E8.svg" manifest:media-type="image/svg+xml"/>
  <manifest:file-entry manifest:full-path="Pictures/1000020100000029000000316C9FC7CA504C3A1A.png" manifest:media-type="image/png"/>
  <manifest:file-entry manifest:full-path="Pictures/10000201000000270000002E4A7E7BA3BAF3EE96.png" manifest:media-type="image/png"/>
  <manifest:file-entry manifest:full-path="Pictures/10000B20000004380000051B6B8868D2ECCE95BF.svg" manifest:media-type="image/svg+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1" style:family="table-row">
      <style:table-row-properties style:min-row-height="3.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1.799cm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1" style:family="table-row">
      <style:table-row-properties style:min-row-height="3.49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style:min-row-height="3.704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1" style:family="table-row">
      <style:table-row-properties style:min-row-height="2.99cm"/>
    </style:style>
    <style:style style:name="Table7.A1" style:family="table-cell">
      <style:table-cell-properties fo:padding="0.097cm" fo:border="0.05pt solid #000000"/>
    </style:style>
    <style:style style:name="P1" style:family="paragraph" style:parent-style-name="Heading_20_3">
      <style:text-properties officeooo:rsid="000b362e" officeooo:paragraph-rsid="000be5cf"/>
    </style:style>
    <style:style style:name="P2" style:family="paragraph" style:parent-style-name="Table_20_Contents">
      <style:text-properties officeooo:paragraph-rsid="0008207a"/>
    </style:style>
    <style:style style:name="P3" style:family="paragraph" style:parent-style-name="Table_20_Contents">
      <style:text-properties officeooo:rsid="0008207a" officeooo:paragraph-rsid="0008207a"/>
    </style:style>
    <style:style style:name="P4" style:family="paragraph" style:parent-style-name="Table_20_Contents">
      <style:text-properties officeooo:paragraph-rsid="0009598a"/>
    </style:style>
    <style:style style:name="P5" style:family="paragraph" style:parent-style-name="Table_20_Contents" style:list-style-name="L1">
      <style:text-properties officeooo:paragraph-rsid="0009598a"/>
    </style:style>
    <style:style style:name="P6" style:family="paragraph" style:parent-style-name="Table_20_Contents" style:list-style-name="L2">
      <style:text-properties officeooo:rsid="0009598a" officeooo:paragraph-rsid="0009598a"/>
    </style:style>
    <style:style style:name="P7" style:family="paragraph" style:parent-style-name="Table_20_Contents">
      <style:text-properties officeooo:rsid="0009598a" officeooo:paragraph-rsid="0009598a"/>
    </style:style>
    <style:style style:name="P8" style:family="paragraph" style:parent-style-name="Table_20_Contents">
      <style:text-properties officeooo:rsid="000a09f1" officeooo:paragraph-rsid="000a09f1"/>
    </style:style>
    <style:style style:name="P9" style:family="paragraph" style:parent-style-name="Table_20_Contents">
      <style:text-properties officeooo:rsid="000b362e" officeooo:paragraph-rsid="000b362e"/>
    </style:style>
    <style:style style:name="T1" style:family="text">
      <style:text-properties officeooo:rsid="0008207a"/>
    </style:style>
    <style:style style:name="T2" style:family="text">
      <style:text-properties officeooo:rsid="00095403"/>
    </style:style>
    <style:style style:name="T3" style:family="text">
      <style:text-properties officeooo:rsid="0009598a"/>
    </style:style>
    <style:style style:name="T4" style:family="text">
      <style:text-properties officeooo:rsid="000be5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4"><text:span text:style-name="T1">ANA SAYFA <text:s/>: <text:s text:c="3"/>KAMPANYALAR</text:span></text:p>
            <text:p text:style-name="P4"/>
            <text:p text:style-name="P7"/>
            <text:list xml:id="list4758609490890273471" text:style-name="L1">
              <text:list-header>
                <text:p text:style-name="P5"><text:span text:style-name="T1"><text:s text:c="38"/></text:span></text:p>
              </text:list-header>
            </text:list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"><text:s text:c="6"/></text:span></text:p>
          </table:table-cell>
          <table:table-cell table:style-name="Table2.B1" office:value-type="string">
            <text:p text:style-name="Table_20_Contents"><text:s/><text:span text:style-name="T1">İÇ SAYFA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 text:c="2"/><text:span text:style-name="T1">DİLLER: KORECE ALMANCA İNGİLİZCE</text:span></text:p>
          </table:table-cell>
        </table:table-row>
      </table:table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Table_20_Contents"><text:span text:style-name="T2">TÜRKÇE: HER YERDE DE YAYGIN OLDUĞU İÇİN DAHA KOLAY OLUR.</text:span>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<text:s/>REKLAM ALANLARI</text:p>
            <text:p text:style-name="P3"><text:s text:c="5"/><text:span text:style-name="T3">CLP, OTOBÜS ALANLARI,KULE,RAKET</text:span></text:p>
            <text:p text:style-name="P3"/>
          </table:table-cell>
        </table:table-row>
      </table:table>
      <text:p text:style-name="Standard"><draw:frame draw:style-name="fr1" draw:name="Image2" text:anchor-type="paragraph" svg:x="8.664cm" svg:y="3.554cm" svg:width="1.08cm" svg:height="0.847cm" draw:z-index="0"><draw:image xlink:href="Pictures/10000B20000004380000051B6B8868D2ECCE95BF.svg" xlink:type="simple" xlink:show="embed" xlink:actuate="onLoad"/><draw:image xlink:href="Pictures/1000020100000029000000316C9FC7CA504C3A1A.png" xlink:type="simple" xlink:show="embed" xlink:actuate="onLoad"/></draw:frame>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Table_20_Contents"><draw:frame draw:style-name="fr1" draw:name="Image1" text:anchor-type="paragraph" svg:x="15.794cm" svg:y="3.048cm" svg:width="1.021cm" svg:height="0.854cm" draw:z-index="1"><draw:image xlink:href="Pictures/1000042D000003FE000004B9C0F460AFE09E31E8.svg" xlink:type="simple" xlink:show="embed" xlink:actuate="onLoad"/><draw:image xlink:href="Pictures/10000201000000270000002E4A7E7BA3BAF3EE96.png" xlink:type="simple" xlink:show="embed" xlink:actuate="onLoad"/></draw:frame> <text:span text:style-name="T1">SAYFANIN ÇÖZÜNLÜĞÜ <text:s text:c="23"/></text:span></text:p>
            <text:p text:style-name="Table_20_Contents"/>
            <text:p text:style-name="P7">800x600</text:p>
            <text:p text:style-name="P7">1024x768</text:p>
            <text:p text:style-name="P7">1366x768 GİBİ ÖLÇÜLÜDÜR</text:p>
            <text:p text:style-name="Table_20_Contents"/>
            <text:p text:style-name="Table_20_Contents"/>
            <text:p text:style-name="Table_20_Contents"/>
          </table:table-cell>
          <table:table-cell table:style-name="Table5.B1" office:value-type="string">
            <text:p text:style-name="Table_20_Contents"><text:s/><text:span text:style-name="T1">YARDIM SAYFASI</text:span></text:p>
            <text:p text:style-name="P9">CİHAZLAR,DİĞER AYALAR.</text:p>
          </table:table-cell>
        </table:table-row>
      </table:table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">SİTE HARİTASI</text:p>
            <text:h text:style-name="P1" text:outline-level="3"><text:span text:style-name="Strong_20_Emphasis"><text:span text:style-name="T4">XML ,RSS ,GOOGLE</text:span></text:span></text:h>
            <text:p text:style-name="P9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Liberation Sans1" style:font-family-asian="'Liberation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9:01:23.955889806</meta:creation-date>
    <dc:date>2018-10-04T10:10:58.848922228</dc:date>
    <meta:editing-duration>PT8M10S</meta:editing-duration>
    <meta:editing-cycles>1</meta:editing-cycles>
    <meta:document-statistic meta:table-count="7" meta:image-count="2" meta:object-count="0" meta:page-count="1" meta:paragraph-count="16" meta:word-count="41" meta:character-count="369" meta:non-whitespace-character-count="259"/>
    <meta:generator>LibreOffice/5.2.7.2$Linux_ARM_EABI LibreOffice_project/528e71104c3fcc3637004cef595401b05295414c</meta:generator>
  </office:meta>
</office:document-meta>
</file>